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9453in"/>
    </style:style>
    <style:style style:name="co26" style:family="table-column">
      <style:table-column-properties fo:break-before="auto" style:column-width="2.928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902in"/>
    </style:style>
    <style:style style:name="co1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12" style:family="table-column">
      <style:table-column-properties fo:break-before="auto" style:column-width="1.278in"/>
    </style:style>
    <style:style style:name="co13" style:family="table-column">
      <style:table-column-properties fo:break-before="auto" style:column-width="3.4736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2.0646in"/>
    </style:style>
    <style:style style:name="co17" style:family="table-column">
      <style:table-column-properties fo:break-before="auto" style:column-width="1.2126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3.1791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2.0319in"/>
    </style:style>
    <style:style style:name="co30" style:family="table-column">
      <style:table-column-properties fo:break-before="auto" style:column-width="1.1465in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 fo:font-size="11pt" style:font-size-asian="11pt" style:font-size-complex="11pt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1"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1" fo:font-size="11pt" style:font-size-asian="11pt" style:font-size-complex="11pt"/>
    </style:style>
    <style:style style:name="ce3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4" office:value-type="string">
            <text:p>0xBE6BBE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69EB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0BE695F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4" office:value-type="string">
            <text:p>0xBE73FE</text:p>
          </table:table-cell>
          <table:table-cell table:style-name="ce38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719F</text:p>
          </table:table-cell>
          <table:table-cell table:style-name="ce38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722B</text:p>
          </table:table-cell>
          <table:table-cell table:style-name="ce38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4" office:value-type="string">
            <text:p>byte</text:p>
          </table:table-cell>
          <table:table-cell table:style-name="ce39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0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1" office:value-type="string">
            <text:p>0x13A466C</text:p>
          </table:table-cell>
          <table:table-cell table:style-name="ce38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4" office:value-type="string">
            <text:p>0x13A882C</text:p>
          </table:table-cell>
          <table:table-cell table:style-name="ce38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8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8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38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38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38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38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10010800</text:p>
          </table:table-cell>
          <table:table-cell table:style-name="ce38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38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38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38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38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38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38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38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38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38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38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38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38" office:value-type="string">
            <text:p>Result_SpinVal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8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8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8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8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8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8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8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8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8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8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8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0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isc Dat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used in LeaveSession fun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21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21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/>
          <table:table-cell table:style-name="ce21"/>
          <table:table-cell table:style-name="ce17" table:number-columns-repeated="1022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0x1378622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/>
          <table:table-cell table:style-name="ce17" office:value-type="string">
            <text:p>“CloseGenDialog”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/>
          <table:table-cell table:style-name="ce17"/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5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5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5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FollowCam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[[+0x3C]+0x60]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TargetRotX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Unknown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/>
          <table:table-cell table:style-name="ce21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6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6"/>
          <table:table-cell table:style-name="ce34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+0x0054</text:p>
          </table:table-cell>
          <table:table-cell table:style-name="ce34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C0</text:p>
          </table:table-cell>
          <table:table-cell table:style-name="ce34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6"/>
          <table:table-cell table:style-name="ce36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C8</text:p>
          </table:table-cell>
          <table:table-cell table:style-name="ce34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0</text:p>
          </table:table-cell>
          <table:table-cell table:style-name="ce34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4</text:p>
          </table:table-cell>
          <table:table-cell table:style-name="ce34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8</text:p>
          </table:table-cell>
          <table:table-cell table:style-name="ce34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6"/>
          <table:table-cell table:style-name="ce34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3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21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1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1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19" table:number-columns-repeated="2"/>
          <table:table-cell table:number-columns-repeated="1022"/>
        </table:table-row>
        <table:table-row table:style-name="ro3">
          <table:table-cell table:style-name="ce19" office:value-type="string">
            <text:p>#### - Currently active main menu option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10472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8/02/2017</text:date>, <text:time>00:5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8-02T00:53:47.87</dc:date>
    <meta:editing-duration>P14DT12H13M11S</meta:editing-duration>
    <meta:editing-cycles>560</meta:editing-cycles>
    <meta:generator>OpenOffice/4.1.2$Win32 OpenOffice.org_project/412m3$Build-9782</meta:generator>
    <meta:document-statistic meta:table-count="12" meta:cell-count="4062" meta:object-count="0"/>
  </office:meta>
</office:document-meta>
</file>